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ectral" svg:font-family="Spectral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 style:list-style-name="L1">
      <style:text-properties officeooo:rsid="0001687e" officeooo:paragraph-rsid="0001687e"/>
    </style:style>
    <style:style style:name="P2" style:family="paragraph" style:parent-style-name="Standard">
      <style:text-properties officeooo:rsid="0001687e" officeooo:paragraph-rsid="0001687e"/>
    </style:style>
    <style:style style:name="P3" style:family="paragraph" style:parent-style-name="Standard">
      <style:text-properties officeooo:rsid="0001687e" officeooo:paragraph-rsid="0001b98c"/>
    </style:style>
    <style:style style:name="P4" style:family="paragraph" style:parent-style-name="Standard">
      <style:text-properties officeooo:rsid="0001687e" officeooo:paragraph-rsid="0004f593"/>
    </style:style>
    <style:style style:name="P5" style:family="paragraph" style:parent-style-name="Standard">
      <style:text-properties officeooo:rsid="0001687e" officeooo:paragraph-rsid="00051588"/>
    </style:style>
    <style:style style:name="P6" style:family="paragraph" style:parent-style-name="Standard">
      <style:text-properties officeooo:paragraph-rsid="00051588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pple-system" fo:font-size="10.5pt"/>
    </style:style>
    <style:style style:name="T1" style:family="text">
      <style:text-properties officeooo:rsid="0001687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1b98c"/>
    </style:style>
    <style:style style:name="T4" style:family="text">
      <style:text-properties officeooo:rsid="0004f593"/>
    </style:style>
    <style:style style:name="T5" style:family="text">
      <style:text-properties officeooo:rsid="00051588"/>
    </style:style>
    <style:style style:name="T6" style:family="text">
      <style:text-properties style:font-name="apple-system" fo:font-size="10.5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9840884" text:style-name="L1">
        <text:list-item>
          <text:p text:style-name="P1"><text:span text:style-name="T2">C++ Needs</text:span></text:p>
          <text:list>
            <text:list-item>
              <text:p text:style-name="P1">Fast processing</text:p>
            </text:list-item>
            <text:list-item>
              <text:p text:style-name="P1">oop support</text:p>
            </text:list-item>
            <text:list-item>
              <text:p text:style-name="P1">Better memory management</text:p>
            </text:list-item>
            <text:list-item>
              <text:p text:style-name="P1">Compile language</text:p>
            </text:list-item>
          </text:list>
        </text:list-item>
      </text:list>
      <text:p text:style-name="P2"/>
      <text:p text:style-name="P2">-<text:tab/><text:span text:style-name="T3">While writing the variable names of class, we should write m_ at start so that we can clarify that this are the variables of a particular class.</text:span></text:p>
      <text:p text:style-name="P2"/>
      <text:p text:style-name="P2">- <text:tab/><text:span text:style-name="T3">Whenever declaring local or global variable it should be initialized</text:span></text:p>
      <text:p text:style-name="P2"/>
      <text:p text:style-name="P3">-<text:tab/><text:span text:style-name="T3">Local varibles have _ at last of their names. It suggests that they are local variable</text:span></text:p>
      <text:p text:style-name="P4"><text:tab/><text:span text:style-name="T3">ex. MyDemoClass(std::string name_, int value_, double val2_)</text:span></text:p>
      <text:p text:style-name="P4"/>
      <text:p text:style-name="P5">-<text:tab/><text:span text:style-name="T4">Heap allocation and access is slower than the stack allocation </text:span><text:span text:style-name="T5">and access. So memory intensive things should be stored in heap and necessary things should be stored in stack. Also, stack have limited memory.</text:span></text:p>
      <text:p text:style-name="P5"/>
      <text:p text:style-name="P6"><text:span text:style-name="T1">- <text:tab/></text:span><text:span text:style-name="T5">Python tutor website is helpful to visualize things</text:span><text:span text:style-name="T1"> </text:span><text:span text:style-name="T5">in the code. </text:span><text:a xlink:type="simple" xlink:href="https://pythontutor.com/cpp.html#mode=edit" office:target-frame-name="_blank" xlink:show="new" text:style-name="Internet_20_link" text:visited-style-name="Visited_20_Internet_20_Link"><text:span text:style-name="T6">https://pythontutor.com/cpp.html#mode=edit</text:span></text:a></text:p>
      <text:p text:style-name="P7">Online C++ Compiler, Visual Debugger, and AI Tutor - Learn C++ programming by visualizing code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ectral" svg:font-family="Spectral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19:48.271136517</meta:creation-date>
    <meta:generator>LibreOffice/7.3.7.2$Linux_X86_64 LibreOffice_project/30$Build-2</meta:generator>
    <dc:date>2025-10-13T11:42:42.452475156</dc:date>
    <meta:editing-duration>PT7M29S</meta:editing-duration>
    <meta:editing-cycles>1</meta:editing-cycles>
    <meta:document-statistic meta:table-count="0" meta:image-count="0" meta:object-count="0" meta:page-count="1" meta:paragraph-count="12" meta:word-count="142" meta:character-count="859" meta:non-whitespace-character-count="731"/>
  </office:meta>
</office:document-meta>
</file>